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53.5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156.25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111.8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8]))&gt;0)" style:apply-style-name="ConditionalStyle_5f_1" style:base-cell-address="Sheet1.C8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8]))&gt;0)" style:apply-style-name="ConditionalStyle_5f_1" style:base-cell-address="Sheet1.C8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Sheet1.F1"/>
    </style:style>
    <style:style style:name="ce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LEN(TRIM([.F1]))&gt;0)" style:apply-style-name="ConditionalStyle_5f_1" style:base-cell-address="Sheet1.F1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Sheet1.F1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1]))&gt;0)" style:apply-style-name="ConditionalStyle_5f_1" style:base-cell-address="Sheet1.F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/A&quot;;&quot;IMU&quot;;&quot;Motor&quot;;&quot;MCU&quot;;&quot;Motor Driver&quot;;&quot;Sum&quot;)" table:allow-empty-cell="true" table:display-list="unsorted" table:base-cell-address="Sheet1.B2"/>
        <table:content-validation table:name="val2" table:condition="of: and cell-content-is-between(AND(ISNUMBER([.C2]);(NOT(OR(NOT(ISERROR(DATEVALUE([.C2]))); AND(ISNUMBER([.C2]); LEFT(CELL(&quot;format&quot;; [.C2]))=&quot;D&quot;))))),0)" table:allow-empty-cell="true" table:base-cell-address="Sheet1.C2"/>
        <table:content-validation table:name="val3" table:condition="of: and cell-content-is-between(AND(ISNUMBER([.D2]);(NOT(OR(NOT(ISERROR(DATEVALUE([.D2]))); AND(ISNUMBER([.D2]); LEFT(CELL(&quot;format&quot;; [.D2]))=&quot;D&quot;))))),0)" table:allow-empty-cell="true" table:base-cell-address="Sheet1.D2"/>
        <table:content-validation table:name="val4" table:condition="of:cell-content-is-in-list(&quot;In stock&quot;;&quot;Temporarily unavailable&quot;;&quot;Re-purchase needed&quot;;&quot;Sold out&quot;;&quot;N/A&quot;;&quot;Sum&quot;)" table:allow-empty-cell="true" table:display-list="unsorted" table:base-cell-address="Sheet1.G2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8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PU-6050</text:p>
          </table:table-cell>
          <table:table-cell table:style-name="ce3" table:content-validation-name="val1" office:value-type="string" calcext:value-type="string">
            <text:p>IMU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169" calcext:value-type="currency">
            <text:p>₹169.00</text:p>
          </table:table-cell>
          <table:table-cell table:style-name="ce7" office:value-type="float" office:value="5" calcext:value-type="float">
            <text:p>5.00g</text:p>
          </table:table-cell>
          <table:table-cell table:style-name="ce9" office:value-type="string" calcext:value-type="string">
            <text:p><text:a xlink:href="https://robu.in/product/mpu-6050-gyro-sensor-2-accelerometer/" xlink:type="simple">https://robu.in/product/mpu-6050-gyro-sensor-2-accelerometer/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GA12-N20</text:p>
          </table:table-cell>
          <table:table-cell table:style-name="ce3" table:content-validation-name="val1" office:value-type="string" calcext:value-type="string">
            <text:p>Motor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259" calcext:value-type="currency">
            <text:p>₹259.00</text:p>
          </table:table-cell>
          <table:table-cell table:style-name="ce7" office:value-type="float" office:value="12" calcext:value-type="float">
            <text:p>12.00g</text:p>
          </table:table-cell>
          <table:table-cell table:style-name="ce9" office:value-type="string" calcext:value-type="string">
            <text:p><text:a xlink:href="https://robu.in/product/n20-12v-200-rpm-micro-metal-gear-motor/" xlink:type="simple">https://robu.in/product/n20-12v-200-rpm-micro-metal-gear-motor/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ESP32</text:p>
          </table:table-cell>
          <table:table-cell table:style-name="ce3" table:content-validation-name="val1" office:value-type="string" calcext:value-type="string">
            <text:p>MCU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257" calcext:value-type="currency">
            <text:p>₹257.00</text:p>
          </table:table-cell>
          <table:table-cell table:style-name="ce7" office:value-type="float" office:value="10" calcext:value-type="float">
            <text:p>10.00g</text:p>
          </table:table-cell>
          <table:table-cell table:style-name="ce9" office:value-type="string" calcext:value-type="string">
            <text:p><text:a xlink:href="https://robu.in/product/esp32-c3-development-board-with-soldering/" xlink:type="simple">https://robu.in/product/esp32-c3-development-board-with-soldering/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TB6612FNG</text:p>
          </table:table-cell>
          <table:table-cell table:style-name="ce3" table:content-validation-name="val1" office:value-type="string" calcext:value-type="string">
            <text:p>Motor Driver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161" calcext:value-type="currency">
            <text:p>₹161.00</text:p>
          </table:table-cell>
          <table:table-cell table:style-name="ce7" office:value-type="float" office:value="22" calcext:value-type="float">
            <text:p>22.00g</text:p>
          </table:table-cell>
          <table:table-cell table:style-name="ce9" office:value-type="string" calcext:value-type="string">
            <text:p><text:a xlink:href="https://robu.in/product/motor-driver-tb6612fng-module-performance-ultra-small-volume-3-pi-matching-performance-ultra-l298n" xlink:type="simple">https://robu.in/product/motor-driver-tb6612fng-module-performance-ultra-small-volume-3-pi-matching-performance-ultra-l298n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IF([.B6]=&quot;N/A&quot;; &quot;N/A&quot;; &quot;&quot;)" office:value-type="string" office:string-value="N/A" calcext:value-type="string">
            <text:p>N/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 table:formula="of:=IF([.B6]=&quot;N/A&quot;; 0; &quot;&quot;)" office:value-type="float" office:value="0" calcext:value-type="float">
            <text:p>0</text:p>
          </table:table-cell>
          <table:table-cell table:style-name="ce5" table:content-validation-name="val3" table:formula="of:=IF([.B6]=&quot;N/A&quot;; 0; &quot;&quot;)" office:value-type="currency" office:currency="₹" office:value="0" calcext:value-type="currency">
            <text:p>₹0.00</text:p>
          </table:table-cell>
          <table:table-cell table:style-name="ce7" table:formula="of:=IF([.B6]=&quot;N/A&quot;; 0; &quot;&quot;)" office:value-type="float" office:value="0" calcext:value-type="float">
            <text:p>0.00g</text:p>
          </table:table-cell>
          <table:table-cell table:style-name="ce10" table:formula="of:=IF([.B6]=&quot;N/A&quot;; &quot;N/A&quot;; &quot;&quot;)" office:value-type="string" office:string-value="N/A" calcext:value-type="string">
            <text:p>N/A</text:p>
          </table:table-cell>
          <table:table-cell table:style-name="ce3" table:content-validation-name="val4" table:formula="of:=IF([.B6]=&quot;N/A&quot;; &quot;N/A&quot;; &quot;&quot;)" office:value-type="string" office:string-value="N/A" calcext:value-type="string">
            <text:p>N/A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IF([.B7]=&quot;N/A&quot;; &quot;N/A&quot;; &quot;&quot;)" office:value-type="string" office:string-value="N/A" calcext:value-type="string">
            <text:p>N/A</text:p>
          </table:table-cell>
          <table:table-cell table:style-name="ce3" table:content-validation-name="val1" office:value-type="string" calcext:value-type="string">
            <text:p>N/A</text:p>
          </table:table-cell>
          <table:table-cell table:style-name="ce3" table:content-validation-name="val2" table:formula="of:=IF([.B7]=&quot;N/A&quot;; 0; &quot;&quot;)" office:value-type="float" office:value="0" calcext:value-type="float">
            <text:p>0</text:p>
          </table:table-cell>
          <table:table-cell table:style-name="ce5" table:content-validation-name="val3" table:formula="of:=IF([.B7]=&quot;N/A&quot;; 0; &quot;&quot;)" office:value-type="currency" office:currency="₹" office:value="0" calcext:value-type="currency">
            <text:p>₹0.00</text:p>
          </table:table-cell>
          <table:table-cell table:style-name="ce7" table:formula="of:=IF([.B7]=&quot;N/A&quot;; 0; &quot;&quot;)" office:value-type="float" office:value="0" calcext:value-type="float">
            <text:p>0.00g</text:p>
          </table:table-cell>
          <table:table-cell table:style-name="ce10" table:formula="of:=IF([.B7]=&quot;N/A&quot;; &quot;N/A&quot;; &quot;&quot;)" office:value-type="string" office:string-value="N/A" calcext:value-type="string">
            <text:p>N/A</text:p>
          </table:table-cell>
          <table:table-cell table:style-name="ce3" table:content-validation-name="val4" table:formula="of:=IF([.B7]=&quot;N/A&quot;; &quot;N/A&quot;; &quot;&quot;)" office:value-type="string" office:string-value="N/A" calcext:value-type="string">
            <text:p>N/A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content-validation-name="val1" office:value-type="string" calcext:value-type="string">
            <text:p>Sum</text:p>
          </table:table-cell>
          <table:table-cell table:style-name="ce4" table:content-validation-name="val2" office:value-type="float" office:value="4" calcext:value-type="float">
            <text:p>4</text:p>
          </table:table-cell>
          <table:table-cell table:style-name="ce6" table:content-validation-name="val3" table:formula="of:=SUM([.D2:.D7])" office:value-type="currency" office:currency="₹" office:value="846" calcext:value-type="currency">
            <text:p>₹846.00</text:p>
          </table:table-cell>
          <table:table-cell table:style-name="ce7" table:formula="of:=SUM([.E2:.E7])" office:value-type="float" office:value="49" calcext:value-type="float">
            <text:p>49.00g</text:p>
          </table:table-cell>
          <table:table-cell table:style-name="ce11" office:value-type="string" calcext:value-type="string">
            <text:p>N/A</text:p>
          </table:table-cell>
          <table:table-cell table:style-name="ce3" table:content-validation-name="val4" office:value-type="string" calcext:value-type="string">
            <text:p>Sum</text:p>
          </table:table-cell>
          <table:table-cell table:style-name="ce2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:Sheet1.F8">
            <calcext:condition calcext:apply-style-name="ConditionalStyle_1" calcext:value="formula-is(LEN(TRIM([.F1]))&gt;0)" calcext:base-cell-address="Sheet1.F1"/>
          </calcext:conditional-format>
          <calcext:conditional-format calcext:target-range-address="Sheet1.C8:Sheet1.D8">
            <calcext:condition calcext:apply-style-name="ConditionalStyle_1" calcext:value="formula-is(LEN(TRIM([.C8]))&gt;0)" calcext:base-cell-address="Sheet1.C8"/>
          </calcext:conditional-format>
        </calcext:conditional-formats>
      </table:table>
      <table:named-expressions/>
      <table:database-ranges>
        <table:database-range table:name="Drive_Parts" table:target-range-address="Sheet1.A1:Sheet1.H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₹</number:currency-symbol>
      <number:number number:decimal-places="2" loext:min-decimal-places="2" number:min-integer-digits="1" number:grouping="true"/>
    </number:currency-style>
    <number:number-style style:name="N126">
      <number:number number:decimal-places="2" loext:min-decimal-places="2" number:min-integer-digits="1" number:grouping="true"/>
      <number:text>g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Dev/6.0.5.2$Linux_X86_64 LibreOffice_project/</meta:generator>
  </office:meta>
</office:document-meta>
</file>